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21pt"/>
    </style:style>
    <style:style style:name="co3" style:family="table-column">
      <style:table-column-properties fo:break-before="auto" style:column-width="1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VOLTAGE</text:p>
          </table:table-cell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5" office:value-type="float" office:value="0.0667" calcext:value-type="float">
            <text:p>0.067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7" table:formula="of:=(1023*[.$B2]/5)*0.995" office:value-type="float" office:value="13.5785859" calcext:value-type="float">
            <text:p>14</text:p>
          </table:table-cell>
          <table:table-cell table:style-name="ce7" table:formula="of:=(1023*[.$B2]/5)*1.005" office:value-type="float" office:value="13.7150541" calcext:value-type="float">
            <text:p>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.227" calcext:value-type="float">
            <text:p>0.227</text:p>
          </table:table-cell>
          <table:table-cell/>
          <table:table-cell table:style-name="ce7" table:formula="of:=(1023*10*[.$B3]/5)*0.995" office:value-type="float" office:value="462.11979" calcext:value-type="float">
            <text:p>462</text:p>
          </table:table-cell>
          <table:table-cell table:style-name="ce7" table:formula="of:=(1023*10*[.$B3]/5)*1.005" office:value-type="float" office:value="466.76421" calcext:value-type="float">
            <text:p>467</text:p>
          </table:table-cell>
          <table:table-cell/>
          <table:table-cell table:style-name="ce7" table:formula="of:=(1023*[.$B3]/5)*0.995" office:value-type="float" office:value="46.211979" calcext:value-type="float">
            <text:p>46</text:p>
          </table:table-cell>
          <table:table-cell table:style-name="ce7" table:formula="of:=(1023*[.$B3]/5)*1.005" office:value-type="float" office:value="46.676421" calcext:value-type="float">
            <text:p>4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0.455" calcext:value-type="float">
            <text:p>0.455</text:p>
          </table:table-cell>
          <table:table-cell/>
          <table:table-cell table:style-name="ce7" table:formula="of:=(1023*10*[.$B4]/5)*0.995" office:value-type="float" office:value="926.27535" calcext:value-type="float">
            <text:p>926</text:p>
          </table:table-cell>
          <table:table-cell table:style-name="ce7" table:formula="of:=(1023*10*[.$B4]/5)*1.005" office:value-type="float" office:value="935.58465" calcext:value-type="float">
            <text:p>936</text:p>
          </table:table-cell>
          <table:table-cell/>
          <table:table-cell table:style-name="ce7" table:formula="of:=(1023*[.$B4]/5)*0.995" office:value-type="float" office:value="92.627535" calcext:value-type="float">
            <text:p>93</text:p>
          </table:table-cell>
          <table:table-cell table:style-name="ce7" table:formula="of:=(1023*[.$B4]/5)*1.005" office:value-type="float" office:value="93.558465" calcext:value-type="float">
            <text:p>9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2.5" calcext:value-type="float">
            <text:p>2.500</text:p>
          </table:table-cell>
          <table:table-cell/>
          <table:table-cell table:style-name="ce7" table:formula="of:=(1023*10*[.$B5]/5)*0.995" office:value-type="float" office:value="5089.425" calcext:value-type="float">
            <text:p>5089</text:p>
          </table:table-cell>
          <table:table-cell table:style-name="ce7" table:formula="of:=(1023*10*[.$B5]/5)*1.005" office:value-type="float" office:value="5140.575" calcext:value-type="float">
            <text:p>5141</text:p>
          </table:table-cell>
          <table:table-cell/>
          <table:table-cell table:style-name="ce7" table:formula="of:=(1023*[.$B5]/5)*0.995" office:value-type="float" office:value="508.9425" calcext:value-type="float">
            <text:p>509</text:p>
          </table:table-cell>
          <table:table-cell table:style-name="ce7" table:formula="of:=(1023*[.$B5]/5)*1.005" office:value-type="float" office:value="514.0575" calcext:value-type="float">
            <text:p>51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3.76" calcext:value-type="float">
            <text:p>3.760</text:p>
          </table:table-cell>
          <table:table-cell/>
          <table:table-cell table:style-name="ce7" table:formula="of:=(1023*10*[.$B6]/5)*0.995" office:value-type="float" office:value="7654.4952" calcext:value-type="float">
            <text:p>7654</text:p>
          </table:table-cell>
          <table:table-cell table:style-name="ce7" table:formula="of:=(1023*10*[.$B6]/5)*1.005" office:value-type="float" office:value="7731.4248" calcext:value-type="float">
            <text:p>7731</text:p>
          </table:table-cell>
          <table:table-cell/>
          <table:table-cell table:style-name="ce7" table:formula="of:=(1023*[.$B6]/5)*0.995" office:value-type="float" office:value="765.44952" calcext:value-type="float">
            <text:p>765</text:p>
          </table:table-cell>
          <table:table-cell table:style-name="ce7" table:formula="of:=(1023*[.$B6]/5)*1.005" office:value-type="float" office:value="773.14248" calcext:value-type="float">
            <text:p>773</text:p>
          </table:table-cell>
        </table:table-row>
        <table:table-row table:style-name="ro1">
          <table:table-cell table:style-name="ce2" office:value-type="string" calcext:value-type="string">
            <text:p>1,2</text:p>
          </table:table-cell>
          <table:table-cell table:style-name="ce5" office:value-type="float" office:value="0.344" calcext:value-type="float">
            <text:p>0.344</text:p>
          </table:table-cell>
          <table:table-cell/>
          <table:table-cell table:style-name="ce7" table:formula="of:=(1023*10*[.$B7]/5)*0.995" office:value-type="float" office:value="700.30488" calcext:value-type="float">
            <text:p>700</text:p>
          </table:table-cell>
          <table:table-cell table:style-name="ce7" table:formula="of:=(1023*10*[.$B7]/5)*1.005" office:value-type="float" office:value="707.34312" calcext:value-type="float">
            <text:p>707</text:p>
          </table:table-cell>
          <table:table-cell/>
          <table:table-cell table:style-name="ce7" table:formula="of:=(1023*[.$B7]/5)*0.995" office:value-type="float" office:value="70.030488" calcext:value-type="float">
            <text:p>70</text:p>
          </table:table-cell>
          <table:table-cell table:style-name="ce7" table:formula="of:=(1023*[.$B7]/5)*1.005" office:value-type="float" office:value="70.734312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1,3</text:p>
          </table:table-cell>
          <table:table-cell table:style-name="ce5" office:value-type="float" office:value="1.72" calcext:value-type="float">
            <text:p>1.720</text:p>
          </table:table-cell>
          <table:table-cell/>
          <table:table-cell table:style-name="ce7" table:formula="of:=(1023*10*[.$B8]/5)*0.995" office:value-type="float" office:value="3501.5244" calcext:value-type="float">
            <text:p>3502</text:p>
          </table:table-cell>
          <table:table-cell table:style-name="ce7" table:formula="of:=(1023*10*[.$B8]/5)*1.005" office:value-type="float" office:value="3536.7156" calcext:value-type="float">
            <text:p>3537</text:p>
          </table:table-cell>
          <table:table-cell/>
          <table:table-cell table:style-name="ce7" table:formula="of:=(1023*[.$B8]/5)*0.995" office:value-type="float" office:value="350.15244" calcext:value-type="float">
            <text:p>350</text:p>
          </table:table-cell>
          <table:table-cell table:style-name="ce7" table:formula="of:=(1023*[.$B8]/5)*1.005" office:value-type="float" office:value="353.67156" calcext:value-type="float">
            <text:p>354</text:p>
          </table:table-cell>
        </table:table-row>
        <table:table-row table:style-name="ro1">
          <table:table-cell table:style-name="ce2" office:value-type="string" calcext:value-type="string">
            <text:p>1,4</text:p>
          </table:table-cell>
          <table:table-cell table:style-name="ce5" office:value-type="float" office:value="3.03" calcext:value-type="float">
            <text:p>3.030</text:p>
          </table:table-cell>
          <table:table-cell/>
          <table:table-cell table:style-name="ce7" table:formula="of:=(1023*10*[.$B9]/5)*0.995" office:value-type="float" office:value="6168.3831" calcext:value-type="float">
            <text:p>6168</text:p>
          </table:table-cell>
          <table:table-cell table:style-name="ce7" table:formula="of:=(1023*10*[.$B9]/5)*1.005" office:value-type="float" office:value="6230.3769" calcext:value-type="float">
            <text:p>6230</text:p>
          </table:table-cell>
          <table:table-cell/>
          <table:table-cell table:style-name="ce7" table:formula="of:=(1023*[.$B9]/5)*0.995" office:value-type="float" office:value="616.83831" calcext:value-type="float">
            <text:p>617</text:p>
          </table:table-cell>
          <table:table-cell table:style-name="ce7" table:formula="of:=(1023*[.$B9]/5)*1.005" office:value-type="float" office:value="623.03769" calcext:value-type="float">
            <text:p>623</text:p>
          </table:table-cell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5" office:value-type="float" office:value="1.77" calcext:value-type="float">
            <text:p>1.770</text:p>
          </table:table-cell>
          <table:table-cell/>
          <table:table-cell table:style-name="ce7" table:formula="of:=(1023*10*[.$B10]/5)*0.995" office:value-type="float" office:value="3603.3129" calcext:value-type="float">
            <text:p>3603</text:p>
          </table:table-cell>
          <table:table-cell table:style-name="ce7" table:formula="of:=(1023*10*[.$B10]/5)*1.005" office:value-type="float" office:value="3639.5271" calcext:value-type="float">
            <text:p>3640</text:p>
          </table:table-cell>
          <table:table-cell/>
          <table:table-cell table:style-name="ce7" table:formula="of:=(1023*[.$B10]/5)*0.995" office:value-type="float" office:value="360.33129" calcext:value-type="float">
            <text:p>360</text:p>
          </table:table-cell>
          <table:table-cell table:style-name="ce7" table:formula="of:=(1023*[.$B10]/5)*1.005" office:value-type="float" office:value="363.95271" calcext:value-type="float">
            <text:p>364</text:p>
          </table:table-cell>
        </table:table-row>
        <table:table-row table:style-name="ro1">
          <table:table-cell table:style-name="ce2" office:value-type="string" calcext:value-type="string">
            <text:p>2,4</text:p>
          </table:table-cell>
          <table:table-cell table:style-name="ce5" office:value-type="float" office:value="1.8181" calcext:value-type="float">
            <text:p>1.818</text:p>
          </table:table-cell>
          <table:table-cell/>
          <table:table-cell table:style-name="ce7" table:formula="of:=(1023*10*[.$B11]/5)*0.995" office:value-type="float" office:value="3701.233437" calcext:value-type="float">
            <text:p>3701</text:p>
          </table:table-cell>
          <table:table-cell table:style-name="ce7" table:formula="of:=(1023*10*[.$B11]/5)*1.005" office:value-type="float" office:value="3738.431763" calcext:value-type="float">
            <text:p>3738</text:p>
          </table:table-cell>
          <table:table-cell/>
          <table:table-cell table:style-name="ce7" table:formula="of:=(1023*[.$B11]/5)*0.995" office:value-type="float" office:value="370.1233437" calcext:value-type="float">
            <text:p>370</text:p>
          </table:table-cell>
          <table:table-cell table:style-name="ce7" table:formula="of:=(1023*[.$B11]/5)*1.005" office:value-type="float" office:value="373.8431763" calcext:value-type="float">
            <text:p>374</text:p>
          </table:table-cell>
        </table:table-row>
        <table:table-row table:style-name="ro1">
          <table:table-cell table:style-name="ce2" office:value-type="string" calcext:value-type="string">
            <text:p>3,4</text:p>
          </table:table-cell>
          <table:table-cell table:style-name="ce5" office:value-type="float" office:value="3.34" calcext:value-type="float">
            <text:p>3.340</text:p>
          </table:table-cell>
          <table:table-cell/>
          <table:table-cell table:style-name="ce7" table:formula="of:=(1023*10*[.$B12]/5)*0.995" office:value-type="float" office:value="6799.4718" calcext:value-type="float">
            <text:p>6799</text:p>
          </table:table-cell>
          <table:table-cell table:style-name="ce7" table:formula="of:=(1023*10*[.$B12]/5)*1.005" office:value-type="float" office:value="6867.8082" calcext:value-type="float">
            <text:p>6868</text:p>
          </table:table-cell>
          <table:table-cell/>
          <table:table-cell table:style-name="ce7" table:formula="of:=(1023*[.$B12]/5)*0.995" office:value-type="float" office:value="679.94718" calcext:value-type="float">
            <text:p>680</text:p>
          </table:table-cell>
          <table:table-cell table:style-name="ce7" table:formula="of:=(1023*[.$B12]/5)*1.005" office:value-type="float" office:value="686.78082" calcext:value-type="float">
            <text:p>687</text:p>
          </table:table-cell>
        </table:table-row>
        <table:table-row table:style-name="ro1">
          <table:table-cell table:style-name="ce2" office:value-type="string" calcext:value-type="string">
            <text:p>1,2,3</text:p>
          </table:table-cell>
          <table:table-cell table:style-name="ce5" office:value-type="float" office:value="1.38" calcext:value-type="float">
            <text:p>1.380</text:p>
          </table:table-cell>
          <table:table-cell/>
          <table:table-cell table:style-name="ce7" table:formula="of:=(1023*10*[.$B13]/5)*0.995" office:value-type="float" office:value="2809.3626" calcext:value-type="float">
            <text:p>2809</text:p>
          </table:table-cell>
          <table:table-cell table:style-name="ce7" table:formula="of:=(1023*10*[.$B13]/5)*1.005" office:value-type="float" office:value="2837.5974" calcext:value-type="float">
            <text:p>2838</text:p>
          </table:table-cell>
          <table:table-cell/>
          <table:table-cell table:style-name="ce7" table:formula="of:=(1023*[.$B13]/5)*0.995" office:value-type="float" office:value="280.93626" calcext:value-type="float">
            <text:p>281</text:p>
          </table:table-cell>
          <table:table-cell table:style-name="ce7" table:formula="of:=(1023*[.$B13]/5)*1.005" office:value-type="float" office:value="283.75974" calcext:value-type="float">
            <text:p>284</text:p>
          </table:table-cell>
        </table:table-row>
        <table:table-row table:style-name="ro1">
          <table:table-cell table:style-name="ce2" office:value-type="string" calcext:value-type="string">
            <text:p>1,2,4</text:p>
          </table:table-cell>
          <table:table-cell table:style-name="ce5" office:value-type="float" office:value="2.57" calcext:value-type="float">
            <text:p>2.570</text:p>
          </table:table-cell>
          <table:table-cell/>
          <table:table-cell table:style-name="ce7" table:formula="of:=(1023*10*[.$B14]/5)*0.995" office:value-type="float" office:value="5231.9289" calcext:value-type="float">
            <text:p>5232</text:p>
          </table:table-cell>
          <table:table-cell table:style-name="ce7" table:formula="of:=(1023*10*[.$B14]/5)*1.005" office:value-type="float" office:value="5284.5111" calcext:value-type="float">
            <text:p>5285</text:p>
          </table:table-cell>
          <table:table-cell/>
          <table:table-cell table:style-name="ce7" table:formula="of:=(1023*[.$B14]/5)*0.995" office:value-type="float" office:value="523.19289" calcext:value-type="float">
            <text:p>523</text:p>
          </table:table-cell>
          <table:table-cell table:style-name="ce7" table:formula="of:=(1023*[.$B14]/5)*1.005" office:value-type="float" office:value="528.45111" calcext:value-type="float">
            <text:p>528</text:p>
          </table:table-cell>
        </table:table-row>
        <table:table-row table:style-name="ro1">
          <table:table-cell table:style-name="ce2" office:value-type="string" calcext:value-type="string">
            <text:p>1,3,4</text:p>
          </table:table-cell>
          <table:table-cell table:style-name="ce5" office:value-type="float" office:value="2.88" calcext:value-type="float">
            <text:p>2.880</text:p>
          </table:table-cell>
          <table:table-cell/>
          <table:table-cell table:style-name="ce7" table:formula="of:=(1023*10*[.$B15]/5)*0.995" office:value-type="float" office:value="5863.0176" calcext:value-type="float">
            <text:p>5863</text:p>
          </table:table-cell>
          <table:table-cell table:style-name="ce7" table:formula="of:=(1023*10*[.$B15]/5)*1.005" office:value-type="float" office:value="5921.9424" calcext:value-type="float">
            <text:p>5922</text:p>
          </table:table-cell>
          <table:table-cell/>
          <table:table-cell table:style-name="ce7" table:formula="of:=(1023*[.$B15]/5)*0.995" office:value-type="float" office:value="586.30176" calcext:value-type="float">
            <text:p>586</text:p>
          </table:table-cell>
          <table:table-cell table:style-name="ce7" table:formula="of:=(1023*[.$B15]/5)*1.005" office:value-type="float" office:value="592.19424" calcext:value-type="float">
            <text:p>592</text:p>
          </table:table-cell>
        </table:table-row>
        <table:table-row table:style-name="ro1">
          <table:table-cell table:style-name="ce2" office:value-type="string" calcext:value-type="string">
            <text:p>2,3,4</text:p>
          </table:table-cell>
          <table:table-cell table:style-name="ce5" office:value-type="float" office:value="2.9" calcext:value-type="float">
            <text:p>2.900</text:p>
          </table:table-cell>
          <table:table-cell/>
          <table:table-cell table:style-name="ce7" table:formula="of:=(1023*10*[.$B16]/5)*0.995" office:value-type="float" office:value="5903.733" calcext:value-type="float">
            <text:p>5904</text:p>
          </table:table-cell>
          <table:table-cell table:style-name="ce7" table:formula="of:=(1023*10*[.$B16]/5)*1.005" office:value-type="float" office:value="5963.067" calcext:value-type="float">
            <text:p>5963</text:p>
          </table:table-cell>
          <table:table-cell/>
          <table:table-cell table:style-name="ce7" table:formula="of:=(1023*[.$B16]/5)*0.995" office:value-type="float" office:value="590.3733" calcext:value-type="float">
            <text:p>590</text:p>
          </table:table-cell>
          <table:table-cell table:style-name="ce7" table:formula="of:=(1023*[.$B16]/5)*1.005" office:value-type="float" office:value="596.3067" calcext:value-type="float">
            <text:p>596</text:p>
          </table:table-cell>
        </table:table-row>
        <table:table-row table:style-name="ro1">
          <table:table-cell table:style-name="ce2" office:value-type="string" calcext:value-type="string">
            <text:p>1,2,3,4</text:p>
          </table:table-cell>
          <table:table-cell table:style-name="ce5" office:value-type="float" office:value="2.55" calcext:value-type="float">
            <text:p>2.550</text:p>
          </table:table-cell>
          <table:table-cell/>
          <table:table-cell table:style-name="ce7" table:formula="of:=(1023*10*[.$B17]/5)*0.995" office:value-type="float" office:value="5191.2135" calcext:value-type="float">
            <text:p>5191</text:p>
          </table:table-cell>
          <table:table-cell table:style-name="ce7" table:formula="of:=(1023*10*[.$B17]/5)*1.005" office:value-type="float" office:value="5243.3865" calcext:value-type="float">
            <text:p>5243</text:p>
          </table:table-cell>
          <table:table-cell/>
          <table:table-cell table:style-name="ce7" table:formula="of:=(1023*[.$B17]/5)*0.995" office:value-type="float" office:value="519.12135" calcext:value-type="float">
            <text:p>519</text:p>
          </table:table-cell>
          <table:table-cell table:style-name="ce7" table:formula="of:=(1023*[.$B17]/5)*1.005" office:value-type="float" office:value="524.33865" calcext:value-type="float">
            <text:p>52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21k</text:p>
          </table:table-cell>
          <table:table-cell table:number-columns-repeated="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k</text:p>
          </table:table-cell>
          <table:table-cell table:number-columns-repeated="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k</text:p>
          </table:table-cell>
          <table:table-cell table:number-columns-repeated="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30" calcext:value-type="float">
            <text:p>330</text:p>
          </table:table-cell>
          <table:table-cell table:number-columns-repeated="6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2:01:34.4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1:59:09.844000000</meta:creation-date>
    <dc:date>2016-02-29T12:03:13.309000000</dc:date>
    <meta:editing-duration>PT35M47S</meta:editing-duration>
    <meta:editing-cycles>7</meta:editing-cycles>
    <meta:generator>LibreOffice/4.4.0.3$Windows_x86 LibreOffice_project/de093506bcdc5fafd9023ee680b8c60e3e0645d7</meta:generator>
    <meta:document-statistic meta:table-count="1" meta:cell-count="111" meta:object-count="0"/>
  </office:meta>
</office:document-meta>
</file>